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row table:style-name="ro1">
          <table:table-cell table:number-columns-repeated="13"/>
          <table:table-cell>
            <draw:frame table:end-cell-address="Hoja1.T19" table:end-x="2.091cm" table:end-y="0.319cm" draw:z-index="0" draw:style-name="gr1" draw:text-style-name="P1" svg:width="15.568cm" svg:height="8.448cm" svg:x="0.072cm" svg:y="0cm">
              <draw:object draw:notify-on-update-of-ranges="Hoja1.A3:Hoja1.A1000 Hoja1.B2:Hoja1.B2 Hoja1.B3:Hoja1.B1000 Hoja1.C2:Hoja1.C2 Hoja1.C3:Hoja1.C1000 Hoja1.D2:Hoja1.D2 Hoja1.D3:Hoja1.D1000 Hoja1.E2:Hoja1.E2 Hoja1.E3:Hoja1.E1000 Hoja1.F2:Hoja1.F2 Hoja1.F3:Hoja1.F1000 Hoja1.G2:Hoja1.G2 Hoja1.G3:Hoja1.G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6"/>
        </table:table-row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569668">
            <text:p>0.0569668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532706">
            <text:p>0.05532706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495889">
            <text:p>0.06495889</text:p>
          </table:table-cell>
          <table:table-cell office:value-type="float" office:value="0.2152821">
            <text:p>0.2152821</text:p>
          </table:table-cell>
          <table:table-cell office:value-type="float" office:value="0.093238">
            <text:p>0.09323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09561668">
            <text:p>0.0956166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44613">
            <text:p>0.07644613</text:p>
          </table:table-cell>
          <table:table-cell office:value-type="float" office:value="0.06756154">
            <text:p>0.06756154</text:p>
          </table:table-cell>
          <table:table-cell office:value-type="float" office:value="0.07042138">
            <text:p>0.07042138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473295">
            <text:p>0.2473295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1732">
            <text:p>0.103173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4972">
            <text:p>0.1034972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454">
            <text:p>0.10384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3854">
            <text:p>0.103854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66575">
            <text:p>0.1066575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2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1092604">
            <text:p>0.1092604</text:p>
          </table:table-cell>
          <table:table-cell table:number-columns-repeated="48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4:45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7T10:27:15.78</meta:creation-date>
    <dc:date>2014-07-21T14:45:28.15</dc:date>
    <dc:creator>W W</dc:creator>
    <meta:editing-duration>PT5H50M57S</meta:editing-duration>
    <meta:editing-cycles>5</meta:editing-cycles>
    <meta:generator>OpenOffice/4.0.1$Win32 OpenOffice.org_project/401m5$Build-9714</meta:generator>
    <meta:document-statistic meta:table-count="3" meta:cell-count="63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69cm" svg:height="8.449cm" xlink:href=".." xlink:type="simple" chart:class="chart:line" chart:style-name="ch1">
        <chart:legend chart:legend-position="end" svg:x="11.976cm" svg:y="2.602cm" style:legend-expansion="high" chart:style-name="ch2"/>
        <chart:plot-area chart:style-name="ch3" table:cell-range-address="Hoja1.A2:Hoja1.G1000" chart:data-source-has-labels="both" svg:x="1.349cm" svg:y="0.807cm" svg:width="10.005cm" svg:height="6.466cm">
          <chartooo:coordinate-region svg:x="2.076cm" svg:y="1.02cm" svg:width="8.907cm" svg:height="5.58cm"/>
          <chart:axis chart:dimension="x" chart:name="primary-x" chart:style-name="ch4" chartooo:axis-type="auto">
            <chartooo:date-scale/>
            <chart:title svg:x="5.447cm" svg:y="7.442cm" chart:style-name="ch5">
              <text:p>Generación</text:p>
            </chart:title>
            <chart:categories table:cell-range-address="Hoja1.A3:Hoja1.A1000"/>
          </chart:axis>
          <chart:axis chart:dimension="y" chart:name="primary-y" chart:style-name="ch6">
            <chart:title svg:x="0.451cm" svg:y="4.587cm" chart:style-name="ch7">
              <text:p>Aptitud</text:p>
            </chart:title>
            <chart:grid chart:style-name="ch8" chart:class="major"/>
          </chart:axis>
          <chart:series chart:style-name="ch9" chart:values-cell-range-address="Hoja1.B3:Hoja1.B1000" chart:label-cell-address="Hoja1.B2:Hoja1.B2" chart:class="chart:line">
            <chart:data-point chart:repeated="998"/>
          </chart:series>
          <chart:series chart:style-name="ch10" chart:values-cell-range-address="Hoja1.C3:Hoja1.C1000" chart:label-cell-address="Hoja1.C2:Hoja1.C2" chart:class="chart:line">
            <chart:data-point chart:repeated="998"/>
          </chart:series>
          <chart:series chart:style-name="ch11" chart:values-cell-range-address="Hoja1.D3:Hoja1.D1000" chart:label-cell-address="Hoja1.D2:Hoja1.D2" chart:class="chart:line">
            <chart:data-point chart:repeated="998"/>
          </chart:series>
          <chart:series chart:style-name="ch12" chart:values-cell-range-address="Hoja1.E3:Hoja1.E1000" chart:label-cell-address="Hoja1.E2:Hoja1.E2" chart:class="chart:line">
            <chart:data-point chart:repeated="998"/>
          </chart:series>
          <chart:series chart:style-name="ch13" chart:values-cell-range-address="Hoja1.F3:Hoja1.F1000" chart:label-cell-address="Hoja1.F2:Hoja1.F2" chart:class="chart:line">
            <chart:data-point chart:repeated="998"/>
          </chart:series>
          <chart:series chart:style-name="ch14" chart:values-cell-range-address="Hoja1.G3:Hoja1.G1000" chart:label-cell-address="Hoja1.G2:Hoja1.G2" chart:class="chart:line">
            <chart:data-point chart:repeated="9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viduo tipo 1</text:p>
                <draw:g>
                  <svg:desc>Hoja1.B2:Hoja1.B2</svg:desc>
                </draw:g>
              </table:table-cell>
              <table:table-cell office:value-type="string">
                <text:p>Individuo tipo 2</text:p>
                <draw:g>
                  <svg:desc>Hoja1.C2:Hoja1.C2</svg:desc>
                </draw:g>
              </table:table-cell>
              <table:table-cell office:value-type="string">
                <text:p>Individuo tipo 3</text:p>
                <draw:g>
                  <svg:desc>Hoja1.D2:Hoja1.D2</svg:desc>
                </draw:g>
              </table:table-cell>
              <table:table-cell office:value-type="string">
                <text:p>Individuo tipo 4</text:p>
                <draw:g>
                  <svg:desc>Hoja1.E2:Hoja1.E2</svg:desc>
                </draw:g>
              </table:table-cell>
              <table:table-cell office:value-type="string">
                <text:p>Individuo tipo 5</text:p>
                <draw:g>
                  <svg:desc>Hoja1.F2:Hoja1.F2</svg:desc>
                </draw:g>
              </table:table-cell>
              <table:table-cell office:value-type="string">
                <text:p>Individuo tipo 6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3:Hoja1.A1000</svg:desc>
                </draw:g>
              </table:table-cell>
              <table:table-cell office:value-type="float" office:value="0.0569668">
                <text:p>0.0569668</text:p>
                <draw:g>
                  <svg:desc>Hoja1.B3:Hoja1.B1000</svg:desc>
                </draw:g>
              </table:table-cell>
              <table:table-cell office:value-type="float" office:value="0.05391562">
                <text:p>0.05391562</text:p>
                <draw:g>
                  <svg:desc>Hoja1.C3:Hoja1.C1000</svg:desc>
                </draw:g>
              </table:table-cell>
              <table:table-cell office:value-type="float" office:value="0.06490058">
                <text:p>0.06490058</text:p>
                <draw:g>
                  <svg:desc>Hoja1.D3:Hoja1.D1000</svg:desc>
                </draw:g>
              </table:table-cell>
              <table:table-cell office:value-type="float" office:value="0.07636124">
                <text:p>0.07636124</text:p>
                <draw:g>
                  <svg:desc>Hoja1.E3:Hoja1.E1000</svg:desc>
                </draw:g>
              </table:table-cell>
              <table:table-cell office:value-type="float" office:value="0.09194395">
                <text:p>0.09194395</text:p>
                <draw:g>
                  <svg:desc>Hoja1.F3:Hoja1.F1000</svg:desc>
                </draw:g>
              </table:table-cell>
              <table:table-cell office:value-type="float" office:value="0.06599478">
                <text:p>0.06599478</text:p>
                <draw:g>
                  <svg:desc>Hoja1.G3:Hoja1.G100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0058">
                <text:p>0.06490058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532706">
                <text:p>0.05532706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3238">
                <text:p>0.09323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561668">
                <text:p>0.0956166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44613">
                <text:p>0.07644613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042138">
                <text:p>0.07042138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473295">
                <text:p>0.2473295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1732">
                <text:p>0.103173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972">
                <text:p>0.1034972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454">
                <text:p>0.10384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854">
                <text:p>0.103854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